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5436363220215" calcext:value-type="float">
            <text:p>3.154363632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8927702903748" calcext:value-type="float">
            <text:p>3.08927702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6858110427856" calcext:value-type="float">
            <text:p>3.568581104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5901999473572" calcext:value-type="float">
            <text:p>2.859019994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1884827613831" calcext:value-type="float">
            <text:p>2.918848276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7673482894897" calcext:value-type="float">
            <text:p>2.776734828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06787776947022" calcext:value-type="float">
            <text:p>0.506787776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290066957473755" calcext:value-type="float">
            <text:p>0.290066957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59639096260071" calcext:value-type="float">
            <text:p>2.596390962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5748119354248" calcext:value-type="float">
            <text:p>3.157481193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8727579116821" calcext:value-type="float">
            <text:p>3.787275791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8347949981689" calcext:value-type="float">
            <text:p>3.483479499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3030786514282" calcext:value-type="float">
            <text:p>2.93030786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8578667640686" calcext:value-type="float">
            <text:p>2.985786676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4795904159546" calcext:value-type="float">
            <text:p>2.847959041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16367673873901" calcext:value-type="float">
            <text:p>0.516367673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297871112823486" calcext:value-type="float">
            <text:p>0.297871112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727819442749" calcext:value-type="float">
            <text:p>2.672781944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2342824935913" calcext:value-type="float">
            <text:p>3.223428249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0039896965027" calcext:value-type="float">
            <text:p>3.400398969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4104585647583" calcext:value-type="float">
            <text:p>3.34104585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8131146430969" calcext:value-type="float">
            <text:p>3.081311464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4038667678833" calcext:value-type="float">
            <text:p>3.04038667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6015915870667" calcext:value-type="float">
            <text:p>2.860159158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22785663604736" calcext:value-type="float">
            <text:p>0.522785663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03312540054321" calcext:value-type="float">
            <text:p>0.303312540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9340944290161" calcext:value-type="float">
            <text:p>2.693409442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8535256385803" calcext:value-type="float">
            <text:p>3.18535256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1531457901001" calcext:value-type="float">
            <text:p>3.51531457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0057077407837" calcext:value-type="float">
            <text:p>3.500570774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6399822235107" calcext:value-type="float">
            <text:p>3.063998222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0477604866028" calcext:value-type="float">
            <text:p>3.204776048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2971062660217" calcext:value-type="float">
            <text:p>2.929710626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32305240631104" calcext:value-type="float">
            <text:p>0.532305240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0821704864502" calcext:value-type="float">
            <text:p>0.308217048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0095729827881" calcext:value-type="float">
            <text:p>2.700957298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3111701011658" calcext:value-type="float">
            <text:p>3.231117010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7219696044922" calcext:value-type="float">
            <text:p>3.572196960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8061747550964" calcext:value-type="float">
            <text:p>3.280617475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42169713974" calcext:value-type="float">
            <text:p>3.14216971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6858019828796" calcext:value-type="float">
            <text:p>3.768580198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6761751174927" calcext:value-type="float">
            <text:p>2.967617511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41868448257446" calcext:value-type="float">
            <text:p>0.541868448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63781213760376" calcext:value-type="float">
            <text:p>0.363781213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0524945259094" calcext:value-type="float">
            <text:p>2.805249452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2625212669373" calcext:value-type="float">
            <text:p>3.426252126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6143589019775" calcext:value-type="float">
            <text:p>3.861435890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8401303291321" calcext:value-type="float">
            <text:p>3.284013032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7493252754211" calcext:value-type="float">
            <text:p>3.874932527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2552361488342" calcext:value-type="float">
            <text:p>3.32552361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2039170265198" calcext:value-type="float">
            <text:p>3.020391702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60761690139771" calcext:value-type="float">
            <text:p>0.560761690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14457893371582" calcext:value-type="float">
            <text:p>0.31445789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8580212593079" calcext:value-type="float">
            <text:p>2.785802125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954617023468" calcext:value-type="float">
            <text:p>3.495461702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1131544113159" calcext:value-type="float">
            <text:p>3.411315441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3551716804504" calcext:value-type="float">
            <text:p>3.3355171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5560622215271" calcext:value-type="float">
            <text:p>3.455606222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572518825531" calcext:value-type="float">
            <text:p>3.357251882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5914416313171" calcext:value-type="float">
            <text:p>3.159144163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75223684310913" calcext:value-type="float">
            <text:p>0.575223684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20940494537354" calcext:value-type="float">
            <text:p>0.320940494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6417460441589" calcext:value-type="float">
            <text:p>2.864174604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0425233840942" calcext:value-type="float">
            <text:p>3.604252338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9287300109863" calcext:value-type="float">
            <text:p>3.692873001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360068321228" calcext:value-type="float">
            <text:p>3.636006832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3505444526672" calcext:value-type="float">
            <text:p>3.535054445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8233780860901" calcext:value-type="float">
            <text:p>3.382337808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945273399353" calcext:value-type="float">
            <text:p>3.494527339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72099494934082" calcext:value-type="float">
            <text:p>0.772099494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2678484916687" calcext:value-type="float">
            <text:p>0.326784849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6779217720032" calcext:value-type="float">
            <text:p>3.067792177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2746891975403" calcext:value-type="float">
            <text:p>3.527468919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6384773254395" calcext:value-type="float">
            <text:p>3.863847732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24560546875" calcext:value-type="float">
            <text:p>3.924560546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6301651000977" calcext:value-type="float">
            <text:p>3.463016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4151473045349" calcext:value-type="float">
            <text:p>3.441514730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8709921836853" calcext:value-type="float">
            <text:p>4.187099218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78742504119873" calcext:value-type="float">
            <text:p>0.578742504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27699184417725" calcext:value-type="float">
            <text:p>0.327699184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9411807060242" calcext:value-type="float">
            <text:p>2.894118070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9061346054077" calcext:value-type="float">
            <text:p>3.990613460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1987199783325" calcext:value-type="float">
            <text:p>3.719871997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382559299469" calcext:value-type="float">
            <text:p>4.038255929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5773005485535" calcext:value-type="float">
            <text:p>3.45773005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8130750656128" calcext:value-type="float">
            <text:p>3.481307506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579222202301" calcext:value-type="float">
            <text:p>3.457922220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38585233688355" calcext:value-type="float">
            <text:p>0.738585233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3142876625061" calcext:value-type="float">
            <text:p>0.331428766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3798804283142" calcext:value-type="float">
            <text:p>2.937988042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8673515319824" calcext:value-type="float">
            <text:p>5.186735153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9134035110474" calcext:value-type="float">
            <text:p>3.791340351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8587937355042" calcext:value-type="float">
            <text:p>4.285879373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5826334953308" calcext:value-type="float">
            <text:p>3.758263349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579686164856" calcext:value-type="float">
            <text:p>3.55796861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4049296379089" calcext:value-type="float">
            <text:p>3.340492963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59908127784729" calcext:value-type="float">
            <text:p>0.599081277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38936805725098" calcext:value-type="float">
            <text:p>0.338936805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6842813491821" calcext:value-type="float">
            <text:p>2.968428134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1155190467834" calcext:value-type="float">
            <text:p>3.711551904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5795969963074" calcext:value-type="float">
            <text:p>3.657959699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4149837493896" calcext:value-type="float">
            <text:p>3.84149837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4927315711975" calcext:value-type="float">
            <text:p>3.649273157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5473580360413" calcext:value-type="float">
            <text:p>3.654735803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0316710472107" calcext:value-type="float">
            <text:p>3.303167104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604752063751221" calcext:value-type="float">
            <text:p>0.604752063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08813953399658" calcext:value-type="float">
            <text:p>0.40881395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786675453186" calcext:value-type="float">
            <text:p>3.178667545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2328639030457" calcext:value-type="float">
            <text:p>3.723286390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1503629684448" calcext:value-type="float">
            <text:p>3.81503629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3222756385803" calcext:value-type="float">
            <text:p>3.73222756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349091053009" calcext:value-type="float">
            <text:p>3.934909105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7369985580444" calcext:value-type="float">
            <text:p>3.673699855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6924481391907" calcext:value-type="float">
            <text:p>3.369244813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617954015731812" calcext:value-type="float">
            <text:p>0.617954015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55804204940796" calcext:value-type="float">
            <text:p>0.35580420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574360370636" calcext:value-type="float">
            <text:p>3.257436037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5021195411682" calcext:value-type="float">
            <text:p>3.750211954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6821427345276" calcext:value-type="float">
            <text:p>3.968214273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1569285392761" calcext:value-type="float">
            <text:p>4.11569285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722704410553" calcext:value-type="float">
            <text:p>4.272270441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3067164421082" calcext:value-type="float">
            <text:p>3.730671644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2111206054687" calcext:value-type="float">
            <text:p>3.4211120605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621618747711182" calcext:value-type="float">
            <text:p>0.621618747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5533881187439" calcext:value-type="float">
            <text:p>0.355338811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4219393730164" calcext:value-type="float">
            <text:p>3.24219393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6918025016785" calcext:value-type="float">
            <text:p>4.069180250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9949331283569" calcext:value-type="float">
            <text:p>3.799493312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1001410484314" calcext:value-type="float">
            <text:p>4.210014104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7038884162903" calcext:value-type="float">
            <text:p>3.770388841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7962112426758" calcext:value-type="float">
            <text:p>3.779621124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5824756622314" calcext:value-type="float">
            <text:p>5.058247566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918448209762573" calcext:value-type="float">
            <text:p>0.918448209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60803127288818" calcext:value-type="float">
            <text:p>0.360803127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0405054092407" calcext:value-type="float">
            <text:p>3.204050540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8981013298035" calcext:value-type="float">
            <text:p>4.08981013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072597026825" calcext:value-type="float">
            <text:p>3.907259702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8388075828552" calcext:value-type="float">
            <text:p>3.983880758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8987669944763" calcext:value-type="float">
            <text:p>3.789876699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4780836105347" calcext:value-type="float">
            <text:p>3.847808361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1148853302002" calcext:value-type="float">
            <text:p>6.114885330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1.02317237854004" calcext:value-type="float">
            <text:p>1.0231723785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69317054748535" calcext:value-type="float">
            <text:p>0.369317054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2150292396545" calcext:value-type="float">
            <text:p>3.32150292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0659117698669" calcext:value-type="float">
            <text:p>3.90659117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368588924408" calcext:value-type="float">
            <text:p>3.936858892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0220894813538" calcext:value-type="float">
            <text:p>4.002208948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3871173858643" calcext:value-type="float">
            <text:p>3.838711738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647301197052" calcext:value-type="float">
            <text:p>3.864730119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31871628761292" calcext:value-type="float">
            <text:p>6.318716287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985860824584961" calcext:value-type="float">
            <text:p>0.985860824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92977476119995" calcext:value-type="float">
            <text:p>0.392977476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7649354934692" calcext:value-type="float">
            <text:p>3.276493549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6366782188416" calcext:value-type="float">
            <text:p>4.263667821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7735786437988" calcext:value-type="float">
            <text:p>3.977357864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667603969574" calcext:value-type="float">
            <text:p>3.96676039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9907646179199" calcext:value-type="float">
            <text:p>3.899076461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1940402984619" calcext:value-type="float">
            <text:p>3.919404029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8105549812317" calcext:value-type="float">
            <text:p>3.981055498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660854339599609" calcext:value-type="float">
            <text:p>0.660854339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82979393005371" calcext:value-type="float">
            <text:p>0.38297939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6765789985657" calcext:value-type="float">
            <text:p>3.367657899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2348680496216" calcext:value-type="float">
            <text:p>4.32348680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254243850708" calcext:value-type="float">
            <text:p>4.12542438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025083065033" calcext:value-type="float">
            <text:p>4.10250830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7229480743408" calcext:value-type="float">
            <text:p>3.972294807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6140646934509" calcext:value-type="float">
            <text:p>3.961406469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2608675956726" calcext:value-type="float">
            <text:p>3.826086759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38623380661011" calcext:value-type="float">
            <text:p>0.738623380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8779091835022" calcext:value-type="float">
            <text:p>0.387790918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5033297538757" calcext:value-type="float">
            <text:p>3.350332975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2508697509766" calcext:value-type="float">
            <text:p>4.42508697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9535121917725" calcext:value-type="float">
            <text:p>4.095351219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3535785675049" calcext:value-type="float">
            <text:p>4.13535785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9342823028564" calcext:value-type="float">
            <text:p>3.993428230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3031396865845" calcext:value-type="float">
            <text:p>4.030313968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8892540931702" calcext:value-type="float">
            <text:p>5.288925409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1.10020136833191" calcext:value-type="float">
            <text:p>1.100201368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96969795227051" calcext:value-type="float">
            <text:p>0.396969795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1908550262451" calcext:value-type="float">
            <text:p>3.419085502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3485164642334" calcext:value-type="float">
            <text:p>4.434851646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3498630523682" calcext:value-type="float">
            <text:p>4.734986305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4179515838623" calcext:value-type="float">
            <text:p>4.141795158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1654028892517" calcext:value-type="float">
            <text:p>4.516540288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9428310394287" calcext:value-type="float">
            <text:p>4.09428310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3616209030151" calcext:value-type="float">
            <text:p>4.336162090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07868003845215" calcext:value-type="float">
            <text:p>0.807868003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88910293579102" calcext:value-type="float">
            <text:p>0.388910293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0675845146179" calcext:value-type="float">
            <text:p>3.506758451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2701902389526" calcext:value-type="float">
            <text:p>4.52701902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6385879516602" calcext:value-type="float">
            <text:p>4.263858795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3281359672546" calcext:value-type="float">
            <text:p>4.232813596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8484292030335" calcext:value-type="float">
            <text:p>4.084842920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2458968162537" calcext:value-type="float">
            <text:p>4.124589681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2260141372681" calcext:value-type="float">
            <text:p>4.222601413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55108261108398" calcext:value-type="float">
            <text:p>0.855108261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392343997955322" calcext:value-type="float">
            <text:p>0.39234399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6709632873535" calcext:value-type="float">
            <text:p>3.4670963287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8856582641602" calcext:value-type="float">
            <text:p>4.588565826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3167414665222" calcext:value-type="float">
            <text:p>4.531674146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3676228523254" calcext:value-type="float">
            <text:p>4.236762285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1716680526733" calcext:value-type="float">
            <text:p>4.317166805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9502520561218" calcext:value-type="float">
            <text:p>4.195025205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1896624565125" calcext:value-type="float">
            <text:p>4.718966245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1.02956938743591" calcext:value-type="float">
            <text:p>1.029569387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04342412948608" calcext:value-type="float">
            <text:p>0.404342412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1140165328979" calcext:value-type="float">
            <text:p>3.511401653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4048638343811" calcext:value-type="float">
            <text:p>4.74048638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7971229553223" calcext:value-type="float">
            <text:p>5.179712295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6638841629028" calcext:value-type="float">
            <text:p>4.266388416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4262566566467" calcext:value-type="float">
            <text:p>4.042625665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5122952461243" calcext:value-type="float">
            <text:p>4.251229524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0869808197022" calcext:value-type="float">
            <text:p>4.40869808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27750062942505" calcext:value-type="float">
            <text:p>0.727750062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05009031295776" calcext:value-type="float">
            <text:p>0.405009031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5260348320007" calcext:value-type="float">
            <text:p>3.552603483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6116333007813" calcext:value-type="float">
            <text:p>4.661163330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7069702148438" calcext:value-type="float">
            <text:p>4.370697021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7341618537903" calcext:value-type="float">
            <text:p>4.373416185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5967712402344" calcext:value-type="float">
            <text:p>4.05967712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5071969032288" calcext:value-type="float">
            <text:p>4.350719690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8544964790344" calcext:value-type="float">
            <text:p>4.385449647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926745891571045" calcext:value-type="float">
            <text:p>0.926745891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09965515136719" calcext:value-type="float">
            <text:p>0.40996551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8590078353882" calcext:value-type="float">
            <text:p>3.585900783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9000482559204" calcext:value-type="float">
            <text:p>4.690004825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1032900810242" calcext:value-type="float">
            <text:p>4.510329008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9017429351807" calcext:value-type="float">
            <text:p>4.490174293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0767698287964" calcext:value-type="float">
            <text:p>4.107676982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5210776329041" calcext:value-type="float">
            <text:p>4.352107763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4088382720947" calcext:value-type="float">
            <text:p>5.240883827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1.02249765396118" calcext:value-type="float">
            <text:p>1.02249765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17871236801147" calcext:value-type="float">
            <text:p>0.41787123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8957781791687" calcext:value-type="float">
            <text:p>3.689577817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82084512710571" calcext:value-type="float">
            <text:p>4.820845127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270534992218" calcext:value-type="float">
            <text:p>4.627053499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269045829773" calcext:value-type="float">
            <text:p>4.52690458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0149540901184" calcext:value-type="float">
            <text:p>4.20149540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0035963058472" calcext:value-type="float">
            <text:p>4.400359630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7677631378174" calcext:value-type="float">
            <text:p>5.2767763138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966665983200073" calcext:value-type="float">
            <text:p>0.966665983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19075012207031" calcext:value-type="float">
            <text:p>0.419075012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5305509567261" calcext:value-type="float">
            <text:p>3.7530550957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8621416091919" calcext:value-type="float">
            <text:p>4.986214160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847318649292" calcext:value-type="float">
            <text:p>5.28473186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9941959381104" calcext:value-type="float">
            <text:p>4.599419593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7965593338013" calcext:value-type="float">
            <text:p>4.27965593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2643857002258" calcext:value-type="float">
            <text:p>4.4264385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8402967453003" calcext:value-type="float">
            <text:p>5.0840296745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87493371963501" calcext:value-type="float">
            <text:p>0.88749337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27589416503906" calcext:value-type="float">
            <text:p>0.42758941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5042867660522" calcext:value-type="float">
            <text:p>3.750428676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5803356170654" calcext:value-type="float">
            <text:p>4.958033561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8022198677063" calcext:value-type="float">
            <text:p>4.802219867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9495129585266" calcext:value-type="float">
            <text:p>4.694951295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4717545509338" calcext:value-type="float">
            <text:p>4.24717545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8577857017517" calcext:value-type="float">
            <text:p>4.485778570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4516334533691" calcext:value-type="float">
            <text:p>5.345163345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81313419342041" calcext:value-type="float">
            <text:p>0.781313419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29344892501831" calcext:value-type="float">
            <text:p>0.429344892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9221773147583" calcext:value-type="float">
            <text:p>3.792217731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1589498519897" calcext:value-type="float">
            <text:p>4.915894985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88552689552307" calcext:value-type="float">
            <text:p>4.885526895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8497934341431" calcext:value-type="float">
            <text:p>4.78497934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810736656189" calcext:value-type="float">
            <text:p>4.681073665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4593539237976" calcext:value-type="float">
            <text:p>4.545935392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0630226135254" calcext:value-type="float">
            <text:p>5.106302261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14881801605225" calcext:value-type="float">
            <text:p>0.814881801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36238050460815" calcext:value-type="float">
            <text:p>0.436238050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9921498298645" calcext:value-type="float">
            <text:p>3.89921498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354437828064" calcext:value-type="float">
            <text:p>5.035443782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8105030059814" calcext:value-type="float">
            <text:p>5.181050300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6500749588013" calcext:value-type="float">
            <text:p>4.765007495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86849427223206" calcext:value-type="float">
            <text:p>4.868494272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7245993614197" calcext:value-type="float">
            <text:p>4.572459936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4052114486694" calcext:value-type="float">
            <text:p>4.5405211449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96679735183716" calcext:value-type="float">
            <text:p>0.796679735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44597244262695" calcext:value-type="float">
            <text:p>0.444597244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8143982887268" calcext:value-type="float">
            <text:p>3.981439828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7523465156555" calcext:value-type="float">
            <text:p>5.075234651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55299925804138" calcext:value-type="float">
            <text:p>5.55299925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75409436225891" calcext:value-type="float">
            <text:p>5.754094362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0963358879089" calcext:value-type="float">
            <text:p>4.709633588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2893605232239" calcext:value-type="float">
            <text:p>4.628936052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3067846298218" calcext:value-type="float">
            <text:p>4.33067846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93133735656738" calcext:value-type="float">
            <text:p>0.793133735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48020458221436" calcext:value-type="float">
            <text:p>0.448020458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4785442352295" calcext:value-type="float">
            <text:p>4.0478544235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2602305412293" calcext:value-type="float">
            <text:p>5.126023054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7723436355591" calcext:value-type="float">
            <text:p>4.9772343636</text:p>
          </table:table-cell>
          <table:table-cell/>
          <table:table-cell office:value-type="string" calcext:value-type="string">
            <text:p>average sampling time for zara1</text:p>
          </table:table-cell>
          <table:table-cell table:number-columns-repeated="2"/>
          <table:table-cell table:style-name="ce2" table:formula="of:=AVERAGE([.N1:.N32])" office:value-type="float" office:value="4.08235573023558" calcext:value-type="float">
            <text:p>4.082355730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7931818962097" calcext:value-type="float">
            <text:p>4.6793181896</text:p>
          </table:table-cell>
          <table:table-cell table:number-columns-repeated="4"/>
          <table:table-cell table:style-name="ce2" table:formula="of:=AVERAGE([.X1:.X32])" office:value-type="float" office:value="3.85482926666737" calcext:value-type="float">
            <text:p>3.854829266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7183713912964" calcext:value-type="float">
            <text:p>4.3718371391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792015552520752" calcext:value-type="float">
            <text:p>0.7920155525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60533618927002" calcext:value-type="float">
            <text:p>0.460533618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7727980613709" calcext:value-type="float">
            <text:p>4.077279806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1176657676697" calcext:value-type="float">
            <text:p>5.111766576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6300663948059" calcext:value-type="float">
            <text:p>5.063006639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7217054367065" calcext:value-type="float">
            <text:p>4.7721705437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769965171814" calcext:value-type="float">
            <text:p>4.376996517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01979303359985" calcext:value-type="float">
            <text:p>0.801979303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64791774749756" calcext:value-type="float">
            <text:p>0.464791774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9939241409302" calcext:value-type="float">
            <text:p>4.099392414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6714644432068" calcext:value-type="float">
            <text:p>5.167146444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0967998504639" calcext:value-type="float">
            <text:p>5.30967998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6716375350952" calcext:value-type="float">
            <text:p>4.767163753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0042285919189" calcext:value-type="float">
            <text:p>4.6004228592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14493894577026" calcext:value-type="float">
            <text:p>0.814493894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69757080078125" calcext:value-type="float">
            <text:p>0.469757080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7356333732605" calcext:value-type="float">
            <text:p>4.07356333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7277216911316" calcext:value-type="float">
            <text:p>5.172772169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5856027603149" calcext:value-type="float">
            <text:p>5.158560276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0557503700256" calcext:value-type="float">
            <text:p>4.905575037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3060846328735" calcext:value-type="float">
            <text:p>4.730608463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21436643600464" calcext:value-type="float">
            <text:p>0.8214366436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69035625457764" calcext:value-type="float">
            <text:p>0.469035625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3479566574097" calcext:value-type="float">
            <text:p>4.1347956657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4687895774841" calcext:value-type="float">
            <text:p>5.146878957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314293384552" calcext:value-type="float">
            <text:p>5.231429338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1170644760132" calcext:value-type="float">
            <text:p>5.4117064476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6480002403259" calcext:value-type="float">
            <text:p>4.56480002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34845781326294" calcext:value-type="float">
            <text:p>0.834845781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77977752685547" calcext:value-type="float">
            <text:p>0.477977752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16844487190247" calcext:value-type="float">
            <text:p>4.168444871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6278491020203" calcext:value-type="float">
            <text:p>5.062784910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6785778999329" calcext:value-type="float">
            <text:p>5.26785779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8572826385498" calcext:value-type="float">
            <text:p>4.9857282639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5721664428711" calcext:value-type="float">
            <text:p>4.557216644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32237243652344" calcext:value-type="float">
            <text:p>0.8322372437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7855019569397" calcext:value-type="float">
            <text:p>0.478550195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546443939209" calcext:value-type="float">
            <text:p>4.2546443939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339168548584" calcext:value-type="float">
            <text:p>5.13391685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5447058677673" calcext:value-type="float">
            <text:p>5.254470586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9723520278931" calcext:value-type="float">
            <text:p>5.097235202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61675572395325" calcext:value-type="float">
            <text:p>4.616755724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848892450332642" calcext:value-type="float">
            <text:p>0.8488924503</text:p>
          </table:table-cell>
          <table:table-cell/>
          <table:table-cell office:value-type="string" calcext:value-type="string">
            <text:p>calculation</text:p>
          </table:table-cell>
          <table:table-cell office:value-type="string" calcext:value-type="string">
            <text:p>took=</text:p>
          </table:table-cell>
          <table:table-cell office:value-type="float" office:value="0.49458384513855" calcext:value-type="float">
            <text:p>0.49458384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953800201416" calcext:value-type="float">
            <text:p>4.395380020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vg sampling time UCY</text:p>
          </table:table-cell>
          <table:table-cell table:number-columns-repeated="2"/>
          <table:table-cell table:style-name="ce2" table:formula="of:=AVERAGE([.D1:.D39])" office:value-type="float" office:value="4.32821656496097" calcext:value-type="float">
            <text:p>4.3282165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2179369926453" calcext:value-type="float">
            <text:p>5.4217936993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8557667732239" calcext:value-type="float">
            <text:p>5.1855766773</text:p>
          </table:table-cell>
          <table:table-cell table:number-columns-repeated="6"/>
          <table:table-cell table:style-name="ce4" office:value-type="string" calcext:value-type="string">
            <text:p>UCY</text:p>
          </table:table-cell>
          <table:table-cell table:style-name="ce5" table:number-columns-repeated="2"/>
          <table:table-cell table:style-name="ce4" table:formula="of:=AVERAGE([.AC1:.AC39])" office:value-type="float" office:value="4.21892485863123" calcext:value-type="float">
            <text:p>4.2189248586</text:p>
          </table:table-cell>
          <table:table-cell table:style-name="ce5"/>
          <table:table-cell table:style-name="ce5" office:value-type="string" calcext:value-type="string">
            <text:p>attention+rel</text:p>
          </table:table-cell>
          <table:table-cell table:style-name="ce5"/>
          <table:table-cell table:style-name="ce4" table:formula="of:=AVERAGE([.AG1:.AG39])" office:value-type="float" office:value="0.76594108190292" calcext:value-type="float">
            <text:p>0.7659410819</text:p>
          </table:table-cell>
          <table:table-cell table:style-name="ce5"/>
          <table:table-cell table:style-name="ce5" office:value-type="string" calcext:value-type="string">
            <text:p>Rel-attention</text:p>
          </table:table-cell>
          <table:table-cell table:style-name="ce5"/>
          <table:table-cell table:style-name="ce4" table:formula="of:=AVERAGE([.AK1:.AK39])" office:value-type="float" office:value="0.391611001430414" calcext:value-type="float">
            <text:p>0.3916110014</text:p>
          </table:table-cell>
          <table:table-cell table:style-name="ce5"/>
          <table:table-cell table:style-name="ce5" office:value-type="string" calcext:value-type="string">
            <text:p>average Rel-attention</text:p>
          </table:table-cell>
          <table:table-cell table:style-name="ce5" table:number-columns-repeated="2"/>
          <table:table-cell table:style-name="ce4" table:formula="of:=AVERAGE([.AP1:.AP39])" office:value-type="float" office:value="3.44475802397117" calcext:value-type="float">
            <text:p>3.444758024</text:p>
          </table:table-cell>
          <table:table-cell table:number-columns-repeated="982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60784149169922" calcext:value-type="float">
            <text:p>5.6078414917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9087591171265" calcext:value-type="float">
            <text:p>5.2908759117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59375858306885" calcext:value-type="float">
            <text:p>5.5937585831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5443000793457" calcext:value-type="float">
            <text:p>5.0544300079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92846727371216" calcext:value-type="float">
            <text:p>5.9284672737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8639807701111" calcext:value-type="float">
            <text:p>5.386398077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7171413898468" calcext:value-type="float">
            <text:p>5.717141389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5082905292511" calcext:value-type="float">
            <text:p>5.5082905293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95869064331055" calcext:value-type="float">
            <text:p>5.9586906433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6289038658142" calcext:value-type="float">
            <text:p>5.4628903866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07397866249085" calcext:value-type="float">
            <text:p>7.073978662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5627284049988" calcext:value-type="float">
            <text:p>5.4562728405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9366147518158" calcext:value-type="float">
            <text:p>5.936614751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1355128288269" calcext:value-type="float">
            <text:p>5.2135512829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0054650306702" calcext:value-type="float">
            <text:p>6.2005465031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1748962402344" calcext:value-type="float">
            <text:p>5.317489624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9862277507782" calcext:value-type="float">
            <text:p>5.986227750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5591044425964" calcext:value-type="float">
            <text:p>5.4559104443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09703207015991" calcext:value-type="float">
            <text:p>6.0970320702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82361507415772" calcext:value-type="float">
            <text:p>5.8236150742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3769903182983" calcext:value-type="float">
            <text:p>6.237699031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59697127342224" calcext:value-type="float">
            <text:p>5.5969712734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0152544975281" calcext:value-type="float">
            <text:p>6.2015254498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43289852142334" calcext:value-type="float">
            <text:p>6.4328985214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5364828109741" calcext:value-type="float">
            <text:p>6.2536482811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80486536026001" calcext:value-type="float">
            <text:p>5.8048653603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8553867340088" calcext:value-type="float">
            <text:p>6.2855386734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891357421875" calcext:value-type="float">
            <text:p>5.8913574219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8652787208557" calcext:value-type="float">
            <text:p>6.2865278721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0153865814209" calcext:value-type="float">
            <text:p>6.0153865814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76102876663208" calcext:value-type="float">
            <text:p>6.7610287666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0287446975708" calcext:value-type="float">
            <text:p>6.0287446976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4061074256897" calcext:value-type="float">
            <text:p>6.4061074257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04504752159119" calcext:value-type="float">
            <text:p>6.0450475216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46987771987915" calcext:value-type="float">
            <text:p>6.4698777199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10985016822815" calcext:value-type="float">
            <text:p>6.1098501682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17343401908875" calcext:value-type="float">
            <text:p>7.1734340191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22616720199585" calcext:value-type="float">
            <text:p>6.226167202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26410889625549" calcext:value-type="float">
            <text:p>7.2641088963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8.49001479148865" calcext:value-type="float">
            <text:p>8.4900147915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63193583488464" calcext:value-type="float">
            <text:p>7.6319358349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99535989761353" calcext:value-type="float">
            <text:p>7.9953598976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6.92845916748047" calcext:value-type="float">
            <text:p>6.9284591675</text:p>
          </table:table-cell>
          <table:table-cell table:number-columns-repeated="6"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7.59498167037964" calcext:value-type="float">
            <text:p>7.5949816704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avg sampling time for zara 2</text:p>
          </table:table-cell>
          <table:table-cell table:number-columns-repeated="2"/>
          <table:table-cell table:style-name="ce2" table:formula="of:=AVERAGE([.I1:.I62])" office:value-type="float" office:value="5.0741478320091" calcext:value-type="float">
            <text:p>5.074147832</text:p>
          </table:table-cell>
          <table:table-cell table:number-columns-repeated="6"/>
          <table:table-cell office:value-type="string" calcext:value-type="string">
            <text:p>average sampling time mcr w/out static mask</text:p>
          </table:table-cell>
          <table:table-cell table:number-columns-repeated="2"/>
          <table:table-cell table:style-name="ce2" table:formula="of:=AVERAGE([.S1:.S62])" office:value-type="float" office:value="4.77199260265596" calcext:value-type="float">
            <text:p>4.7719926027</text:p>
          </table:table-cell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2"/>
          <table:table-cell table:number-columns-repeated="9"/>
          <table:table-cell table:style-name="ce2"/>
          <table:table-cell table:number-columns-repeated="1005"/>
        </table:table-row>
        <table:table-row table:style-name="ro1">
          <table:table-cell table:style-name="ce1" office:value-type="string" calcext:value-type="string">
            <text:p>ZARA2+ZARA1: average Rel-attention-static mask</text:p>
          </table:table-cell>
          <table:table-cell table:style-name="ce1" table:number-columns-repeated="2"/>
          <table:table-cell table:style-name="ce3" table:number-columns-repeated="1021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3123145103455" calcext:value-type="float">
            <text:p>2.73123145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53366017341614" calcext:value-type="float">
            <text:p>2.5336601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3544988632202" calcext:value-type="float">
            <text:p>2.635449886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59033679962158" calcext:value-type="float">
            <text:p>2.5903367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7995429039001" calcext:value-type="float">
            <text:p>2.679954290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2714147567749" calcext:value-type="float">
            <text:p>2.62714147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5654435157776" calcext:value-type="float">
            <text:p>2.756544351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67298436164856" calcext:value-type="float">
            <text:p>2.6729843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4908962249756" calcext:value-type="float">
            <text:p>2.849089622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1536922454834" calcext:value-type="float">
            <text:p>2.7153692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1534962654114" calcext:value-type="float">
            <text:p>3.015349626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76459169387817" calcext:value-type="float">
            <text:p>2.7645916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0242457389832" calcext:value-type="float">
            <text:p>2.90242457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0504417419434" calcext:value-type="float">
            <text:p>2.80504417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5810661315918" calcext:value-type="float">
            <text:p>2.858106613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4590983390808" calcext:value-type="float">
            <text:p>2.8459098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6542277336121" calcext:value-type="float">
            <text:p>3.065422773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89299488067627" calcext:value-type="float">
            <text:p>2.89299488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0182003974915" calcext:value-type="float">
            <text:p>3.301820039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5174360275269" calcext:value-type="float">
            <text:p>2.9517436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2.99254488945007" calcext:value-type="float">
            <text:p>2.992544889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0583958625793" calcext:value-type="float">
            <text:p>3.00583958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6472134590149" calcext:value-type="float">
            <text:p>3.064721345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2345681190491" calcext:value-type="float">
            <text:p>3.0234568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1458730697632" calcext:value-type="float">
            <text:p>3.11458730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07445979118347" calcext:value-type="float">
            <text:p>3.07445979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5977158546448" calcext:value-type="float">
            <text:p>3.2597715855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2347221374512" calcext:value-type="float">
            <text:p>3.1234722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0888590812683" calcext:value-type="float">
            <text:p>3.2088859081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513831615448" calcext:value-type="float">
            <text:p>3.1513831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0529222488403" calcext:value-type="float">
            <text:p>3.205292224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19545698165894" calcext:value-type="float">
            <text:p>3.19545698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0387878417969" calcext:value-type="float">
            <text:p>3.303878784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4997639656067" calcext:value-type="float">
            <text:p>3.24997639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8777980804443" calcext:value-type="float">
            <text:p>3.28777980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29975843429565" calcext:value-type="float">
            <text:p>3.29975843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5271787643433" calcext:value-type="float">
            <text:p>3.352717876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4080052375793" calcext:value-type="float">
            <text:p>3.3408005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8864469528198" calcext:value-type="float">
            <text:p>3.388644695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38913536071777" calcext:value-type="float">
            <text:p>3.38913536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9240374565125" calcext:value-type="float">
            <text:p>3.492403745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3283486366272" calcext:value-type="float">
            <text:p>3.43283486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7989368438721" calcext:value-type="float">
            <text:p>3.479893684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47495293617249" calcext:value-type="float">
            <text:p>3.4749529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6933059692383" calcext:value-type="float">
            <text:p>3.669330596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2852416038513" calcext:value-type="float">
            <text:p>3.5285241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3663582801819" calcext:value-type="float">
            <text:p>3.83663582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56588697433472" calcext:value-type="float">
            <text:p>3.56588697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5762257575989" calcext:value-type="float">
            <text:p>3.6576225758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051869392395" calcext:value-type="float">
            <text:p>3.60518693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7026925086975" calcext:value-type="float">
            <text:p>3.670269250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7103290557861" calcext:value-type="float">
            <text:p>3.67103290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6865196228027" calcext:value-type="float">
            <text:p>3.7686519623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69017505645752" calcext:value-type="float">
            <text:p>3.6901750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6550722122192" calcext:value-type="float">
            <text:p>3.7655072212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4859929084778" calcext:value-type="float">
            <text:p>3.7485992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788890838623" calcext:value-type="float">
            <text:p>3.8788890839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77464771270752" calcext:value-type="float">
            <text:p>3.7746477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6291980743408" calcext:value-type="float">
            <text:p>3.8629198074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2641172409058" calcext:value-type="float">
            <text:p>3.82641172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8259034156799" calcext:value-type="float">
            <text:p>4.0825903416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8076639175415" calcext:value-type="float">
            <text:p>3.88076639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97330498695374" calcext:value-type="float">
            <text:p>3.973304987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3.89812207221985" calcext:value-type="float">
            <text:p>3.8981220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5155491828918" calcext:value-type="float">
            <text:p>4.0515549183</text:p>
          </table:table-cell>
          <table:table-cell/>
          <table:table-cell office:value-type="string" calcext:value-type="string">
            <text:p>average zara1</text:p>
          </table:table-cell>
          <table:table-cell table:number-columns-repeated="2"/>
          <table:table-cell table:style-name="ce2" table:formula="of:=AVERAGE([.I68:.I99])" office:value-type="float" office:value="3.22970801591873" calcext:value-type="float">
            <text:p>3.2297080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0785756111145" calcext:value-type="float">
            <text:p>4.0785756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0776796340942" calcext:value-type="float">
            <text:p>4.2077679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75693917274475" calcext:value-type="float">
            <text:p>4.7569391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811366558075" calcext:value-type="float">
            <text:p>4.3811366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337827205658" calcext:value-type="float">
            <text:p>4.5337827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5570373535156" calcext:value-type="float">
            <text:p>4.4557037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8889131546021" calcext:value-type="float">
            <text:p>4.2888913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28393387794495" calcext:value-type="float">
            <text:p>4.283933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1032180786133" calcext:value-type="float">
            <text:p>4.3103218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36862015724182" calcext:value-type="float">
            <text:p>4.3686201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9234294891357" calcext:value-type="float">
            <text:p>4.4923429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47458648681641" calcext:value-type="float">
            <text:p>4.474586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59107613563538" calcext:value-type="float">
            <text:p>4.591076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86548638343811" calcext:value-type="float">
            <text:p>4.8654863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04046297073364" calcext:value-type="float">
            <text:p>5.0404629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4.98051357269287" calcext:value-type="float">
            <text:p>4.9805135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0714221000671" calcext:value-type="float">
            <text:p>5.10714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0478615760803" calcext:value-type="float">
            <text:p>5.1047861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0584392547607" calcext:value-type="float">
            <text:p>5.2058439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9501376152039" calcext:value-type="float">
            <text:p>5.1950137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15881133079529" calcext:value-type="float">
            <text:p>5.1588113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3222589492798" calcext:value-type="float">
            <text:p>5.2322258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29475927352905" calcext:value-type="float">
            <text:p>5.2947592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9962267875671" calcext:value-type="float">
            <text:p>5.3996226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8057174682617" calcext:value-type="float">
            <text:p>5.4805717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4509339332581" calcext:value-type="float">
            <text:p>5.4450933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40313863754272" calcext:value-type="float">
            <text:p>5.4031386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36981654167175" calcext:value-type="float">
            <text:p>5.3698165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5.65563106536865" calcext:value-type="float">
            <text:p>5.6556310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zara2</text:p>
          </table:table-cell>
          <table:table-cell table:number-columns-repeated="2"/>
          <table:table-cell table:style-name="ce2" table:formula="of:=AVERAGE([.D68:.D129])" office:value-type="float" office:value="4.05365144821905" calcext:value-type="float">
            <text:p>4.053651448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00:55:06.944699556</meta:creation-date>
    <dc:date>2019-11-19T16:57:28.693610482</dc:date>
    <meta:editing-duration>PT14H36M42S</meta:editing-duration>
    <meta:editing-cycles>9</meta:editing-cycles>
    <meta:generator>LibreOffice/5.1.6.2$Linux_X86_64 LibreOffice_project/10m0$Build-2</meta:generator>
    <meta:document-statistic meta:table-count="1" meta:cell-count="1852" meta:object-count="0"/>
  </office:meta>
</office:document-meta>
</file>